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Guide d’entretien : Comprendre le harcèlement scolaire chez les adolescents</text:span></text:p>
      <text:p text:style-name="Horizontal_20_Line"/>
      <text:h text:style-name="Heading_20_3" text:outline-level="3"><text:span text:style-name="Strong_20_Emphasis">Introduction</text:span></text:h>
      <text:list xml:id="list1100710508" text:style-name="L1">
        <text:list-item>
          <text:p text:style-name="P1"><text:span text:style-name="Strong_20_Emphasis">But de l'entretien :</text:span> Explorer les expériences des adolescents concernant le harcèlement scolaire, leurs perceptions et leurs besoins pour mieux le prévenir.</text:p>
        </text:list-item>
        <text:list-item>
          <text:p text:style-name="P1"><text:span text:style-name="Strong_20_Emphasis">Durée :</text:span> Environ 20-30 minutes.</text:p>
        </text:list-item>
        <text:list-item>
          <text:p text:style-name="P1"><text:span text:style-name="Strong_20_Emphasis">Introduction à lire au début :</text:span> « Bonjour, je m'appelle [Nom], et je travaille sur un projet pour mieux comprendre le harcèlement scolaire. Cet entretien est anonyme, et vos réponses resteront confidentielles. Merci pour votre participation. Si vous êtes à l’aise, je pourrais poser quelques questions sur vos expériences ou opinions personnelles. Vous pouvez passer ou arrêter à tout moment. »</text:p>
        </text:list-item>
      </text:list>
      <text:h text:style-name="Heading_20_3" text:outline-level="3"><text:span text:style-name="Strong_20_Emphasis">Objectifs</text:span></text:h>
      <text:list xml:id="list1248711929" text:style-name="L2">
        <text:list-item>
          <text:p text:style-name="P2">Identifier les causes profondes du harcèlement scolaire telles que perçues par les adolescents.</text:p>
        </text:list-item>
        <text:list-item>
          <text:p text:style-name="P2">Comprendre les stratégies actuelles de gestion ou d’évitement.</text:p>
        </text:list-item>
        <text:list-item>
          <text:p text:style-name="P2">Explorer les besoins des adolescents pour créer un environnement scolaire plus sûr.</text:p>
        </text:list-item>
      </text:list>
      <text:h text:style-name="Heading_20_3" text:outline-level="3"><text:span text:style-name="Strong_20_Emphasis">Hypothèses</text:span></text:h>
      <text:list xml:id="list3749683149" text:style-name="L3">
        <text:list-item>
          <text:p text:style-name="P3">Les adolescents perçoivent le harcèlement scolaire comme un problème mal compris ou insuffisamment abordé par les adultes.</text:p>
        </text:list-item>
        <text:list-item>
          <text:p text:style-name="P3">Les témoins jouent un rôle clé dans la propagation ou la résolution du harcèlement.</text:p>
        </text:list-item>
        <text:list-item>
          <text:p text:style-name="P3">Les adolescents souhaitent des solutions adaptées à leur mode de communication (digitale, anonyme, etc.).</text:p>
        </text:list-item>
      </text:list>
      <text:h text:style-name="Heading_20_3" text:outline-level="3"><text:span text:style-name="Strong_20_Emphasis">Thèmes principaux et questions associées</text:span></text:h>
      <text:h text:style-name="Heading_20_4" text:outline-level="4">1. <text:span text:style-name="Strong_20_Emphasis">Perception du harcèlement scolaire</text:span></text:h>
      <text:list xml:id="list1883743138" text:style-name="L4">
        <text:list-item>
          <text:p text:style-name="P4">Qu’est-ce que le harcèlement scolaire signifie pour vous ?</text:p>
        </text:list-item>
        <text:list-item>
          <text:p text:style-name="P4">Comment pensez-vous que cela commence et pourquoi ?</text:p>
        </text:list-item>
        <text:list-item>
          <text:p text:style-name="P4">Quels types de comportements considérez-vous comme du harcèlement ?</text:p>
        </text:list-item>
      </text:list>
      <text:h text:style-name="Heading_20_4" text:outline-level="4">2. <text:span text:style-name="Strong_20_Emphasis">Expériences personnelles ou observées</text:span></text:h>
      <text:list xml:id="list3871729554" text:style-name="L5">
        <text:list-item>
          <text:p text:style-name="P5">Pouvez-vous me parler d’une situation de harcèlement que vous avez vue ou vécue ?</text:p>
        </text:list-item>
        <text:list-item>
          <text:p text:style-name="P5">Comment cette situation a-t-elle été gérée, et étiez-vous satisfait de la réponse apportée ?</text:p>
        </text:list-item>
        <text:list-item>
          <text:p text:style-name="P5">Qu’auriez-vous fait différemment si vous étiez en position d’agir ?</text:p>
        </text:list-item>
      </text:list>
      <text:h text:style-name="Heading_20_4" text:outline-level="4">3. <text:span text:style-name="Strong_20_Emphasis">Rôle des témoins et de la communauté scolaire</text:span></text:h>
      <text:list xml:id="list880267058" text:style-name="L6">
        <text:list-item>
          <text:p text:style-name="P6">Quel rôle pensez-vous que les témoins jouent dans ces situations ?</text:p>
        </text:list-item>
        <text:list-item>
          <text:p text:style-name="P6"><text:soft-page-break/>Comment les enseignants ou l’école interviennent-ils selon vous ?</text:p>
        </text:list-item>
        <text:list-item>
          <text:p text:style-name="P6">Quels obstacles empêchent les gens d’agir ?</text:p>
        </text:list-item>
      </text:list>
      <text:h text:style-name="Heading_20_4" text:outline-level="4">4. <text:span text:style-name="Strong_20_Emphasis">Solutions idéales</text:span></text:h>
      <text:list xml:id="list1854798785" text:style-name="L7">
        <text:list-item>
          <text:p text:style-name="P7">Si vous pouviez changer une chose dans votre école pour réduire le harcèlement, que serait-ce ?</text:p>
        </text:list-item>
        <text:list-item>
          <text:p text:style-name="P7">Quel type de soutien aimeriez-vous recevoir en tant que victime ou témoin ?</text:p>
        </text:list-item>
        <text:list-item>
          <text:p text:style-name="P7">Avez-vous des idées pour que les jeunes se sentent plus à l’aise d’en parler ?</text:p>
        </text:list-item>
      </text:list>
      <text:h text:style-name="Heading_20_4" text:outline-level="4">5. <text:span text:style-name="Strong_20_Emphasis">Médias et technologies</text:span></text:h>
      <text:list xml:id="list1014845676" text:style-name="L8">
        <text:list-item>
          <text:p text:style-name="P8">Pensez-vous que les réseaux sociaux aggravent ou aident à résoudre le harcèlement scolaire ? Pourquoi ?</text:p>
        </text:list-item>
        <text:list-item>
          <text:p text:style-name="P8">Quels outils ou applications pourraient vous être utiles pour prévenir ou signaler le harcèlement ?</text:p>
        </text:list-item>
      </text:list>
      <text:h text:style-name="Heading_20_3" text:outline-level="3"><text:span text:style-name="Strong_20_Emphasis">Questions démographiques</text:span></text:h>
      <text:list xml:id="list2477226064" text:style-name="L9">
        <text:list-item>
          <text:p text:style-name="P9">Quel âge avez-vous ?</text:p>
        </text:list-item>
        <text:list-item>
          <text:p text:style-name="P9">Dans quel type d’établissement étudiez-vous (collège, lycée, etc.) ?</text:p>
        </text:list-item>
        <text:list-item>
          <text:p text:style-name="P9">Où êtes-vous localisé ?</text:p>
        </text:list-item>
      </text:list>
      <text:h text:style-name="Heading_20_3" text:outline-level="3"><text:span text:style-name="Strong_20_Emphasis">Conclusion</text:span></text:h>
      <text:list xml:id="list564351673" text:style-name="L10">
        <text:list-item>
          <text:p text:style-name="P10">Merci beaucoup pour votre temps et vos réponses. Si vous le souhaitez, je serais ravi d’avoir vos recommandations pour d’autres personnes à interviewer. Est-ce que vous aimeriez recevoir des informations sur les résultats de cette recherche une fois terminée ?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1:46:42.722110222</meta:creation-date>
    <dc:date>2024-12-19T11:47:22.647079256</dc:date>
    <meta:editing-duration>PT40S</meta:editing-duration>
    <meta:editing-cycles>1</meta:editing-cycles>
    <meta:document-statistic meta:table-count="0" meta:image-count="0" meta:object-count="0" meta:page-count="2" meta:paragraph-count="39" meta:word-count="463" meta:character-count="2923" meta:non-whitespace-character-count="2526"/>
    <meta:generator>LibreOffice/7.3.7.2$Linux_X86_64 LibreOffice_project/30$Build-2</meta:generator>
  </office:meta>
</office:document-meta>
</file>